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5.4375in" fo:margin-left="0.1188in" fo:margin-right="1.1361in" table:align="margins"/>
    </style:style>
    <style:style style:name="Table3.A" style:family="table-column">
      <style:table-column-properties style:column-width="1.4375in" style:rel-column-width="17323*"/>
    </style:style>
    <style:style style:name="Table3.B" style:family="table-column">
      <style:table-column-properties style:column-width="2.8549in" style:rel-column-width="34412*"/>
    </style:style>
    <style:style style:name="Table3.C" style:family="table-column">
      <style:table-column-properties style:column-width="1.1451in" style:rel-column-width="13800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_20_indent">
      <style:paragraph-properties fo:margin-left="0in" fo:margin-right="0in" fo:text-indent="0in" style:auto-text-indent="false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PagingEvent</text:h>
      <text:p text:style-name="P3">Used to notify that a new page is selected by the user, or by <text:span text:style-name="Source_20_Text">Paginal </text:span>(such as <text:span text:style-name="Source_20_Text">Paging</text:span>). It is used for paging long content. </text:p>
      <text:p text:style-name="P9"/>
      <text:h text:style-name="P1" text:outline-level="4">Class Name</text:h>
      <text:p text:style-name="P10"><text:span text:style-name="Source_20_Text"><text:span text:style-name="T1">org.zkoss.zk.ui.event.Paging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Pageable</text:span></text:p>
          </table:table-cell>
          <table:table-cell table:style-name="Table3.A2" office:value-type="string">
            <text:p text:style-name="Table_20_Contents">Returns the <text:span text:style-name="Source_20_Text">pageable controller</text:span>.</text:p>
          </table:table-cell>
          <table:table-cell table:style-name="Table3.C2" office:value-type="string">
            <text:p text:style-name="P5"><text:span text:style-name="Source_20_Text">Pageable</text:span></text:p>
          </table:table-cell>
        </table:table-row>
        <table:table-row>
          <table:table-cell table:style-name="Table3.A2" office:value-type="string">
            <text:p text:style-name="P6"><text:span text:style-name="Source_20_Text">getActivePage</text:span></text:p>
          </table:table-cell>
          <table:table-cell table:style-name="Table3.A2" office:value-type="string">
            <text:p text:style-name="Table_20_Contents">Returns the active page (starting from 0)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5T10:17:05</dc:date>
    <dc:language>en-US</dc:language>
    <meta:editing-cycles>32</meta:editing-cycles>
    <meta:editing-duration>PT47M5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4" meta:character-count="375"/>
  </office:meta>
</office:document-meta>
</file>